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0.5pt" officeooo:rsid="000b91ce" officeooo:paragraph-rsid="000b91ce" style:font-size-asian="10.5pt" style:font-size-complex="10.5pt"/>
    </style:style>
    <style:style style:name="P2" style:family="paragraph" style:parent-style-name="Standard" style:list-style-name="L1">
      <style:text-properties style:font-name="Fira Code" fo:font-size="10.5pt" officeooo:rsid="000b91ce" officeooo:paragraph-rsid="000c1ae1" style:font-size-asian="10.5pt" style:font-size-complex="10.5pt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b91ce" officeooo:paragraph-rsid="000c1ae1" style:font-size-asian="10.5pt" style:font-size-complex="10.5pt"/>
    </style:style>
    <style:style style:name="P4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0.5pt" officeooo:rsid="000b91ce" officeooo:paragraph-rsid="000d746c" style:font-size-asian="10.5pt" style:font-size-complex="10.5pt"/>
    </style:style>
    <style:style style:name="P5" style:family="paragraph" style:parent-style-name="Standard" style:list-style-name="L1">
      <style:text-properties style:font-name="Fira Code" fo:font-size="10.5pt" officeooo:rsid="000b91ce" officeooo:paragraph-rsid="000d746c" style:font-size-asian="10.5pt" style:font-size-complex="10.5pt"/>
    </style:style>
    <style:style style:name="P6" style:family="paragraph" style:parent-style-name="Standard" style:list-style-name="L1">
      <style:text-properties style:font-name="Fira Code" fo:font-size="10.5pt" officeooo:rsid="000b91ce" officeooo:paragraph-rsid="000c7f3a" style:font-size-asian="10.5pt" style:font-size-complex="10.5pt"/>
    </style:style>
    <style:style style:name="P7" style:family="paragraph" style:parent-style-name="Standard" style:list-style-name="L1">
      <style:text-properties style:font-name="Fira Code" fo:font-size="10.5pt" officeooo:paragraph-rsid="000b91ce" style:font-size-asian="10.5pt" style:font-size-complex="10.5pt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c7f3a" officeooo:paragraph-rsid="000d746c" style:font-size-asian="10.5pt" style:font-size-complex="10.5pt"/>
    </style:style>
    <style:style style:name="P9" style:family="paragraph" style:parent-style-name="Standard" style:list-style-name="L1">
      <style:text-properties style:font-name="Fira Code" fo:font-size="10.5pt" officeooo:rsid="000c7f3a" officeooo:paragraph-rsid="000c7f3a" style:font-size-asian="10.5pt" style:font-size-complex="10.5pt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c7f3a" officeooo:paragraph-rsid="000c7f3a" style:font-size-asian="10.5pt" style:font-size-complex="10.5pt"/>
    </style:style>
    <style:style style:name="P11" style:family="paragraph" style:parent-style-name="Standard">
      <style:text-properties style:font-name="Fira Code" fo:font-size="10.5pt" officeooo:rsid="000c7f3a" officeooo:paragraph-rsid="000c7f3a" style:font-size-asian="10.5pt" style:font-size-complex="10.5pt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Fira Code" fo:font-size="10.5pt" officeooo:rsid="000c7f3a" officeooo:paragraph-rsid="000c7f3a" style:font-size-asian="10.5pt" style:font-size-complex="10.5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c1ae1" officeooo:paragraph-rsid="000c1ae1" style:font-size-asian="10.5pt" style:font-size-complex="10.5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c1ae1" officeooo:paragraph-rsid="000c7f3a" style:font-size-asian="10.5pt" style:font-size-complex="10.5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0.5pt" officeooo:rsid="000c1ae1" officeooo:paragraph-rsid="000d746c" style:font-size-asian="10.5pt" style:font-size-complex="10.5pt"/>
    </style:style>
    <style:style style:name="T1" style:family="text">
      <style:text-properties officeooo:rsid="000b91c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1ae1" style:font-style-asian="normal" style:font-style-complex="normal"/>
    </style:style>
    <style:style style:name="T4" style:family="text">
      <style:text-properties fo:font-style="normal" officeooo:rsid="000c7f3a" style:font-style-asian="normal" style:font-style-complex="normal"/>
    </style:style>
    <style:style style:name="T5" style:family="text">
      <style:text-properties fo:font-style="normal" officeooo:rsid="000d746c" style:font-style-asian="normal" style:font-style-complex="normal"/>
    </style:style>
    <style:style style:name="T6" style:family="text">
      <style:text-properties fo:font-style="normal" officeooo:rsid="000f714e" style:font-style-asian="normal" style:font-style-complex="normal"/>
    </style:style>
    <style:style style:name="T7" style:family="text">
      <style:text-properties officeooo:rsid="000f714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7">endpoints</text:span>:</text:p>
      <text:p text:style-name="P1"/>
      <text:list xml:id="list675006062" text:style-name="L1">
        <text:list-item>
          <text:p text:style-name="P7"><text:span text:style-name="T1">/user:</text:span></text:p>
          <text:list>
            <text:list-item>
              <text:p text:style-name="P7"><text:span text:style-name="T1">/user(POST): for register</text:span></text:p>
            </text:list-item>
            <text:list-item>
              <text:p text:style-name="P2"><text:span text:style-name="T2">/user/staff(POST): for staff register</text:span></text:p>
            </text:list-item>
            <text:list-item>
              <text:p text:style-name="P2"><text:span text:style-name="T2">/user/login(POST): for login</text:span></text:p>
            </text:list-item>
            <text:list-item>
              <text:p text:style-name="P2"><text:span text:style-name="T2">/user/logout(POST): for logout</text:span></text:p>
            </text:list-item>
            <text:list-item>
              <text:p text:style-name="P2"><text:span text:style-name="T2">/user/me (GET): for getting user profile</text:span></text:p>
            </text:list-item>
            <text:list-item>
              <text:p text:style-name="P2"><text:span text:style-name="T2">/user/me(PATCH): for updating user profile. User will be able to update only the <text:tab/>allowed fields</text:span></text:p>
            </text:list-item>
            <text:list-item>
              <text:p text:style-name="P2"><text:span text:style-name="T2">/user/id(PATCH): for updating user by admin</text:span></text:p>
            </text:list-item>
            <text:list-item>
              <text:p text:style-name="P2"><text:span text:style-name="T2">/user/id(DELETE): for deleting user</text:span></text:p>
            </text:list-item>
            <text:list-item>
              <text:p text:style-name="P2"><text:span text:style-name="T2">/user/sendotp(POST): for sending OTP</text:span></text:p>
            </text:list-item>
            <text:list-item>
              <text:p text:style-name="P2"><text:span text:style-name="T2">/user/verifyotp(POST): for verifying OTP</text:span></text:p>
            </text:list-item>
            <text:list-item>
              <text:p text:style-name="P4"><text:span text:style-name="T2">/user/resetpassword(POST): for resetting password</text:span></text:p>
            </text:list-item>
          </text:list>
          <text:p text:style-name="P8"><text:span text:style-name="T2"/></text:p>
        </text:list-item>
        <text:list-item>
          <text:p text:style-name="P5"><text:span text:style-name="T2">/</text:span><text:span text:style-name="T5">cart</text:span><text:span text:style-name="T4">: </text:span></text:p>
          <text:list>
            <text:list-item>
              <text:p text:style-name="P5"><text:span text:style-name="T3">/</text:span><text:span text:style-name="T5">cart(POST): to create cart for the user</text:span></text:p>
            </text:list-item>
            <text:list-item>
              <text:p text:style-name="P5"><text:span text:style-name="T5">/cart(GET): get user cart</text:span><text:span text:style-name="T2"><text:line-break/></text:span></text:p>
            </text:list-item>
          </text:list>
        </text:list-item>
        <text:list-item>
          <text:p text:style-name="P3"><text:span text:style-name="T2">/</text:span><text:span text:style-name="T3">products: It will have a CRUD operation. Operations will be verified per user <text:tab/><text:tab/>role and access. </text:span></text:p>
          <text:list>
            <text:list-item>
              <text:p text:style-name="P13"><text:span text:style-name="T2">admin and super-admin: can access all api</text:span></text:p>
            </text:list-item>
            <text:list-item>
              <text:p text:style-name="P13"><text:span text:style-name="T2">staff : can access if the have access to products </text:span><text:span text:style-name="T4">but cannot delete</text:span></text:p>
            </text:list-item>
            <text:list-item>
              <text:p text:style-name="P10"><text:span text:style-name="T2">user: can only get</text:span></text:p>
            </text:list-item>
          </text:list>
        </text:list-item>
      </text:list>
      <text:p text:style-name="P12"><text:span text:style-name="T2"/></text:p>
      <text:list xml:id="list120941692059304" text:continue-numbering="true" text:style-name="L1">
        <text:list-item>
          <text:p text:style-name="P6"><text:span text:style-name="T2">/</text:span><text:span text:style-name="T4">request: </text:span><text:span text:style-name="T3">It will have a CRUD operation. Operations will be verified per user rol</text:span><text:span text:style-name="T6">e <text:tab/><text:tab/></text:span><text:span text:style-name="T3">and access. </text:span></text:p>
          <text:list>
            <text:list-item>
              <text:p text:style-name="P14"><text:span text:style-name="T2">admin and super-admin: can access all api</text:span></text:p>
            </text:list-item>
            <text:list-item>
              <text:p text:style-name="P14"><text:span text:style-name="T2">staff : can access if the have access to </text:span><text:span text:style-name="T4">requests but cannot delete</text:span></text:p>
            </text:list-item>
            <text:list-item>
              <text:p text:style-name="P9"><text:span text:style-name="T2">user: can only post and get their own requests</text:span></text:p>
            </text:list-item>
          </text:list>
        </text:list-item>
      </text:list>
      <text:p text:style-name="P12"><text:span text:style-name="T2"/></text:p>
      <text:list xml:id="list120942481773241" text:continue-numbering="true" text:style-name="L1">
        <text:list-item>
          <text:p text:style-name="P6"><text:span text:style-name="T2">/</text:span><text:span text:style-name="T4">order: </text:span><text:span text:style-name="T3">It will have a CRUD operation. Operations will be verified per user rol</text:span><text:span text:style-name="T6">e</text:span><text:span text:style-name="T3"><text:tab/><text:tab/>and access. </text:span></text:p>
          <text:list>
            <text:list-item>
              <text:p text:style-name="P14"><text:span text:style-name="T2">admin and super-admin: can access all api</text:span></text:p>
            </text:list-item>
            <text:list-item>
              <text:p text:style-name="P14"><text:span text:style-name="T2">staff : can access if the have access to </text:span><text:span text:style-name="T4">orders but cannot delete</text:span></text:p>
            </text:list-item>
            <text:list-item>
              <text:p text:style-name="P9"><text:span text:style-name="T2">user: can only post and get their own orders</text:span></text:p>
            </text:list-item>
          </text:list>
        </text:list-item>
      </text:list>
      <text:p text:style-name="P12"><text:span text:style-name="T2"/></text:p>
      <text:list xml:id="list120943249455268" text:continue-numbering="true" text:style-name="L1">
        <text:list-item>
          <text:p text:style-name="P6"><text:span text:style-name="T2">/</text:span><text:span text:style-name="T4">discount: </text:span><text:span text:style-name="T3">It will have a CRUD operation. Operations will be verified per user <text:tab/><text:tab/>role and access. </text:span></text:p>
          <text:list>
            <text:list-item>
              <text:p text:style-name="P14"><text:span text:style-name="T2">admin and super-admin: can access all api</text:span></text:p>
            </text:list-item>
            <text:list-item>
              <text:p text:style-name="P14"><text:span text:style-name="T2">staff : can access if the have access to </text:span><text:span text:style-name="T4">products but cannot delete</text:span></text:p>
            </text:list-item>
            <text:list-item>
              <text:p text:style-name="P14"><text:span text:style-name="T4">/usediscount: use the discount using the discount code</text:span></text:p>
            </text:list-item>
            <text:list-item>
              <text:p text:style-name="P14"><text:span text:style-name="T4">/abondondiscount: remove the used discount code from the cart</text:span></text:p>
            </text:list-item>
          </text:list>
        </text:list-item>
        <text:list-item>
          <text:p text:style-name="P8"><text:span text:style-name="T2"/></text:p>
        </text:list-item>
        <text:list-item>
          <text:p text:style-name="P5"><text:span text:style-name="T2">/</text:span><text:span text:style-name="T5">category</text:span><text:span text:style-name="T4">: </text:span><text:span text:style-name="T3">It will have a CRUD operation. Operations will be verified per user <text:tab/><text:tab/>role and access. </text:span></text:p>
          <text:list>
            <text:list-item>
              <text:p text:style-name="P15"><text:span text:style-name="T2">admin and super-admin: can access all api</text:span></text:p>
            </text:list-item>
            <text:list-item>
              <text:p text:style-name="P15"><text:span text:style-name="T2">staff : can access if the have access to </text:span><text:span text:style-name="T5">products</text:span><text:span text:style-name="T4"> but cannot delete</text:span></text:p>
              <text:p text:style-name="P8"><text:span text:style-name="T2">user: can only </text:span><text:span text:style-name="T5">get for getting the products according to the categories</text:span></text:p>
            </text:list-item>
          </text:list>
        </text:list-item>
      </text:list>
      <text:p text:style-name="P11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354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0T12:09:41.040562350</dc:date>
    <meta:editing-duration>PT16M17S</meta:editing-duration>
    <meta:editing-cycles>1</meta:editing-cycles>
    <meta:document-statistic meta:table-count="0" meta:image-count="0" meta:object-count="0" meta:page-count="1" meta:paragraph-count="40" meta:word-count="340" meta:character-count="1908" meta:non-whitespace-character-count="1625"/>
    <meta:generator>LibreOffice/7.3.7.2$Linux_X86_64 LibreOffice_project/30$Build-2</meta:generator>
  </office:meta>
</office:document-meta>
</file>